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Roboto Slab" svg:font-family="'Roboto Slab', Georgia, serif"/>
    <style:font-face style:name="Roboto" svg:font-family="Roboto,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Liberation Sans" fo:font-size="10.5pt" fo:letter-spacing="normal" fo:font-style="normal" fo:font-weight="normal" officeooo:rsid="001c5c2e" officeooo:paragraph-rsid="001c38fa" style:font-size-asian="10.5pt" style:font-weight-asian="normal" style:font-size-complex="10.5pt" style:font-weight-complex="normal"/>
    </style:style>
    <style:style style:name="P2" style:family="paragraph" style:parent-style-name="Standard">
      <style:text-properties officeooo:rsid="0021cf3f" officeooo:paragraph-rsid="0021cf3f"/>
    </style:style>
    <style:style style:name="P3" style:family="paragraph" style:parent-style-name="Text_20_body">
      <style:paragraph-properties fo:margin-left="0in" fo:margin-right="0in" fo:orphans="2" fo:widows="2" fo:text-indent="0in" style:auto-text-indent="false"/>
      <style:text-properties fo:font-variant="normal" fo:text-transform="none" fo:color="#2e3743" style:font-name="Roboto" fo:font-size="12pt" fo:letter-spacing="normal" fo:font-style="normal" fo:font-weight="normal"/>
    </style:style>
    <style:style style:name="P4" style:family="paragraph" style:parent-style-name="Standard">
      <style:text-properties fo:font-variant="normal" fo:text-transform="none" fo:color="#2e3743" style:font-name="Roboto" fo:font-size="12pt" fo:letter-spacing="normal" fo:font-style="normal" fo:font-weight="normal" officeooo:rsid="001c5c2e" officeooo:paragraph-rsid="001c5c2e" style:font-size-asian="10.5pt" style:font-weight-asian="normal" style:font-size-complex="10.5pt" style:font-weight-complex="normal"/>
    </style:style>
    <style:style style:name="P5" style:family="paragraph" style:parent-style-name="Text_20_body">
      <style:text-properties officeooo:rsid="004aeb9b" officeooo:paragraph-rsid="004aeb9b"/>
    </style:style>
    <style:style style:name="P6" style:family="paragraph" style:parent-style-name="Text_20_body">
      <style:text-properties style:font-name="Liberation Serif"/>
    </style:style>
    <style:style style:name="P7" style:family="paragraph" style:parent-style-name="Text_20_body">
      <style:text-properties style:font-name="Liberation Serif" officeooo:rsid="004aeb9b" officeooo:paragraph-rsid="004aeb9b"/>
    </style:style>
    <style:style style:name="P8" style:family="paragraph" style:parent-style-name="Text_20_body">
      <style:text-properties fo:color="#666666"/>
    </style:style>
    <style:style style:name="T1" style:family="text">
      <style:text-properties fo:font-variant="normal" fo:text-transform="none" fo:color="#2e3743" style:font-name="Roboto" fo:font-size="12pt" fo:letter-spacing="normal" fo:font-style="normal" fo:font-weight="normal"/>
    </style:style>
    <style:style style:name="T2" style:family="text">
      <style:text-properties fo:font-variant="normal" fo:text-transform="none" fo:color="#2e3743" fo:letter-spacing="normal"/>
    </style:style>
    <style:style style:name="T3" style:family="text">
      <style:text-properties fo:font-variant="normal" fo:text-transform="none" fo:color="#2e3743"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officeooo:rsid="00447d6f"/>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4aeb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usic Information Retrieval:</text:p>
      <text:p text:style-name="P1"/>
      <text:p text:style-name="Standard"><text:span text:style-name="T4">Multimedia Big Data Analytics</text:span> <text:s/><text:a xlink:type="simple" xlink:href="https://www.semanticscholar.org/paper/Multimedia-Big-Data-Analytics-Pouyanfar-Yang/f257e3ac714cd8fcd3b22d7d27ac6fab2db34097" text:style-name="Internet_20_link" text:visited-style-name="Visited_20_Internet_20_Link">https://www.semanticscholar.org/paper/Multimedia-Big-Data-Analytics-Pouyanfar-Yang/f257e3ac714cd8fcd3b22d7d27ac6fab2db34097</text:a> </text:p>
      <text:p text:style-name="Standard"/>
      <text:p text:style-name="Text_20_body">we present this survey, which conducts a comprehensive overview of the state-of-the-art research work on multimedia big data analytics. It also aims to bridge the gap between multimedia challenges and big data solutions by providing the current big data frameworks, their applications in multimedia analyses, the strengths and limitations of the existing methods, and the potential future directions in multimedia big data analytics. To the best of our knowledge, this is the first survey that targets the most recent multimedia management techniques for very large-scale data and also provides the research studies and technologies advancing the multimedia analyses in this big data era.</text:p>
      <text:p text:style-name="P4"/>
      <text:p text:style-name="Text_20_body"><text:span text:style-name="T4">Audio Retrieval Based on Manifold Ranking </text:span><text:a xlink:type="simple" xlink:href="https://www.semanticscholar.org/paper/Audio-Retrieval-Based-on-Manifold-Ranking-Qin-Liu/66bf20f5373b1970e2527da3816b7a3a244866fb" text:style-name="Internet_20_link" text:visited-style-name="Visited_20_Internet_20_Link">https://www.semanticscholar.org/paper/Audio-Retrieval-Based-on-Manifold-Ranking-Qin-Liu/66bf20f5373b1970e2527da3816b7a3a244866fb</text:a> </text:p>
      <text:p text:style-name="Text_20_body">This paper proposes an audio information retrieval model based on Manifold Ranking (MR) and improving ranking results by relevance feedback algorithm. Timbre component has been employed as the main feature. To compute the timbre similarity, it is necessary to extract the spectrum features for each frame. The large set of frames is clustered by a Gaussian Mixture Model (GMM) and Expectation Maximization. The typical spectra frame from GMM is drawn as the data points, manifold ranking assigns each data point a relative ranking score, which is treated as a distance instead of traditional similarity metrics based on pair-wise distance. Furthermore, manifold ranking algorithm can be easily generalized by adding these positive examples by relevance feedback algorithm, and improves the final result.</text:p>
      <text:p text:style-name="Text_20_body"><text:span text:style-name="T4">Semantic content-based music retrieval using audio and fuzzy-music-sense features</text:span> <text:a xlink:type="simple" xlink:href="https://www.semanticscholar.org/paper/Semantic-content-based-music-retrieval-using-audio-Su-Wang/b588c75c1a3b28ab4b4dd3d3484a5d29d14c3841" text:style-name="Internet_20_link" text:visited-style-name="Visited_20_Internet_20_Link">https://www.semanticscholar.org/paper/Semantic-content-based-music-retrieval-using-audio-Su-Wang/b588c75c1a3b28ab4b4dd3d3484a5d29d14c3841</text:a> </text:p>
      <text:p text:style-name="P3">Traditional solutions for music retrieval can be divided into two types, namely text-based music retrieval and content-based music retrieval. However, it is difficult to satisfy both textual-percept and audio-content requirements from users. To tackle such problems, in this paper, we propose a new approach that retrieves music using fuzzy music-sense features and audio features. On one hand, the fuzzy music-sense features are adopted as auxiliary ones to increase the precision of content based music retrieval. On the other hand, the fuzzy music-sense features can also provide users with semantic music retrieval without precise query definitions.</text:p>
      <text:p text:style-name="Text_20_body"><text:span text:style-name="T4">A Probabilistic Model to Combine Tags and Acoustic Similarity for Music Retrieval</text:span> <text:a xlink:type="simple" xlink:href="https://www.semanticscholar.org/paper/A-Probabilistic-Model-to-Combine-Tags-and-Acoustic-Miotto-Orio/c71ac3664d437546ee2ffc9e7ed496a34e694c19" text:style-name="Internet_20_link" text:visited-style-name="Visited_20_Internet_20_Link">https://www.semanticscholar.org/paper/A-Probabilistic-Model-to-Combine-Tags-and-Acoustic-Miotto-Orio/c71ac3664d437546ee2ffc9e7ed496a34e694c19</text:a> </text:p>
      <text:p text:style-name="Text_20_body">Music search and discovery may be carried out using tags, matching user interests and exploiting content-based acoustic similarity. One major issue in music information retrieval is how to combine such noisy and heterogeneous information sources in order to improve retrieval effectiveness. With this aim in mind, the article explores a novel music retrieval framework based on combining tags and acoustic similarity through a probabilistic graph-based representation of a collection of songs. <text:soft-page-break/>The retrieval function highlights the path across the graph that most likely observes a user query and is used to improve state-of-the-art music search and discovery engines by delivering more relevant ranking lists.</text:p>
      <text:p text:style-name="Text_20_body"><text:span text:style-name="T4">MusCaps: Generating Captions for Music Audio</text:span> <text:span text:style-name="T5">h</text:span><text:a xlink:type="simple" xlink:href="https://www.semanticscholar.org/paper/MusCaps%3A-Generating-Captions-for-Music-Audio-Manco-Benetos/f13bbe25e59fef5a209091b6192841367b2a87a4" text:style-name="Internet_20_link" text:visited-style-name="Visited_20_Internet_20_Link">ttps://www.semanticscholar.org/paper/MusCaps%3A-Generating-Captions-for-Music-Audio-Manco-Benetos/f13bbe25e59fef5a209091b6192841367b2a87a4</text:a> </text:p>
      <text:p text:style-name="Text_20_body"><text:a xlink:type="simple" xlink:href="https://github.com/ilaria-manco/muscaps" text:style-name="Internet_20_link" text:visited-style-name="Visited_20_Internet_20_Link">https://github.com/ilaria-manco/muscaps</text:a>. <text:span text:style-name="T1">Current approaches to high-level music description typically make use of classification models, such as in auto-tagging or genre and mood classification. In this work, we propose to address music description via audio captioning, defined as the task of generating a natural language description of music audio content in a human-like manner. To this end, we present the first music audio captioning model, MusCaps, consisting of an encoder-decoder with temporal attention. Our method combines convolutional and recurrent neural network architectures to jointly process audio-text inputs through a multimodal encoder and leverages pretraining on audio data to obtain representations that effectively capture and summarise musical features in the input. Evaluation of the generated captions through automatic metrics shows that our method outperforms a baseline designed for non-music audio captioning. </text:span><text:a xlink:type="simple" xlink:href="https://www.semanticscholar.org/reader/f13bbe25e59fef5a209091b6192841367b2a87a4" text:style-name="Internet_20_link" text:visited-style-name="Visited_20_Internet_20_Link">https://www.semanticscholar.org/reader/f13bbe25e59fef5a209091b6192841367b2a87a4</text:a><text:span text:style-name="T1"> </text:span></text:p>
      <text:p text:style-name="Text_20_body"><text:span text:style-name="T8">An Introduction to Neural Information Retrieval</text:span> <text:a xlink:type="simple" xlink:href="https://www.semanticscholar.org/paper/An-Introduction-to-Neural-Information-Retrieval-Mitra-Craswell/5f2cbe15668ed1365d3b3f34b13691673a75bfea" text:style-name="Internet_20_link" text:visited-style-name="Visited_20_Internet_20_Link">https://www.semanticscholar.org/paper/An-Introduction-to-Neural-Information-Retrieval-Mitra-Craswell/5f2cbe15668ed1365d3b3f34b13691673a75bfea</text:a> </text:p>
      <text:p text:style-name="Text_20_body">provides a tutorial introduction to neural methods for ranking documents in response to a query, an important IR task. The monograph provides a complete picture of neural information retrieval techniques that culminate in supervised neural learning to rank models including deep neural network architectures that are trained end-to-end for ranking tasks. </text:p>
      <text:p text:style-name="Text_20_body"><text:span text:style-name="T4">Neural models for information retrieval without labeled data</text:span> <text:a xlink:type="simple" xlink:href="https://www.semanticscholar.org/paper/Neural-models-for-information-retrieval-without-Zamani/97d02eb8554a9269bee1ffc722c6a63df1ca7b42" text:style-name="Internet_20_link" text:visited-style-name="Visited_20_Internet_20_Link">https://www.semanticscholar.org/paper/Neural-models-for-information-retrieval-without-Zamani/97d02eb8554a9269bee1ffc722c6a63df1ca7b42</text:a> </text:p>
      <text:p text:style-name="Text_20_body"><text:span text:style-name="T9">I</text:span>n this dissertation, we address these two issues by introducing task-specific neural network architectures for a set of IR tasks and proposing novel unsupervised or weakly supervised solutions for training the models. The proposed learning solutions do not require labeled training data. Instead, in our weak supervision approach, neural models are trained on a large set of noisy and biased training data obtained from external resources, existing models, or heuristics.</text:p>
      <text:p text:style-name="Text_20_body"><text:span text:style-name="T4">Neural Models for Information Retrieval</text:span> <text:a xlink:type="simple" xlink:href="https://www.semanticscholar.org/paper/Neural-Models-for-Information-Retrieval-Mitra-Craswell/aad41c3828185b8d3e89b73867476b63ad0b9383" text:style-name="Internet_20_link" text:visited-style-name="Visited_20_Internet_20_Link">https://www.semanticscholar.org/paper/Neural-Models-for-Information-Retrieval-Mitra-Craswell/aad41c3828185b8d3e89b73867476b63ad0b9383</text:a> </text:p>
      <text:p text:style-name="P6"><text:span text:style-name="T3">This tutorial introduces basic concepts and intuitions behind neural IR models, and places them in the context of traditional retrieval models.</text:span><text:span text:style-name="T2"> </text:span><text:span text:style-name="T3">We begin by introducing fundamental concepts of IR and different neural and non-neural approaches to learning vector representations of text.</text:span><text:span text:style-name="T2"> </text:span><text:span text:style-name="T3">We then review shallow neural IR methods that employ pre-trained neural term embeddings without learning the IR task end-to-end.</text:span><text:span text:style-name="T2"> </text:span><text:span text:style-name="T3">We introduce deep neural networks next, discussing popular deep architectures.</text:span><text:span text:style-name="T2">  </text:span><text:a xlink:type="simple" xlink:href="https://www.semanticscholar.org/reader/aad41c3828185b8d3e89b73867476b63ad0b9383" text:style-name="Internet_20_link" text:visited-style-name="Visited_20_Internet_20_Link">https://www.semanticscholar.org/reader/aad41c3828185b8d3e89b73867476b63ad0b9383</text:a><text:span text:style-name="T2"> </text:span></text:p>
      <text:p text:style-name="P7"><text:soft-page-break/><text:span text:style-name="T2"/></text:p>
      <text:p text:style-name="P5"><text:span text:style-name="T2"/></text:p>
      <text:p text:style-name="Text_20_body">Po-Sen Huang, Xiaodong He, Jianfeng Gao, Li Deng, Alex Acero, and Larry Heck. 2013. Learning deep structured semantic models for web search using clickthrough data. In Proc. CIKM. ACM, 2333–2338.</text:p>
      <text:p text:style-name="Text_20_body"/>
      <text:p text:style-name="Text_20_body">Bhaskar Mitra, Eric Nalisnick, Nick Craswell, and Rich Caruana. 2016. A Dual Embedding Space Model for Document Ranking. arXiv preprint arXiv:1602.01137 (2016).</text:p>
      <text:p text:style-name="Text_20_body"/>
      <text:p text:style-name="P8">Fernando Diaz, Bhaskar Mitra, and Nick Craswell. 2016. Query Expansion with Locally-Trained Word Embeddings. In Proc. ACL.</text:p>
      <text:p text:style-name="P8"/>
      <text:p text:style-name="P8">Dwaipayan Roy, Debjyoti Paul, Mandar Mitra, and Utpal Garain. 2016. Using Word Embeddings for Automatic Query Expansion. arXiv preprint arXiv:1606.07608 (2016).</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Roboto Slab" svg:font-family="'Roboto Slab', Georgia, serif"/>
    <style:font-face style:name="Roboto" svg:font-family="Roboto,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0:43:17.862150546</meta:creation-date>
    <dc:date>2023-07-28T23:24:12.307651851</dc:date>
    <meta:editing-duration>P2DT19H27M49S</meta:editing-duration>
    <meta:editing-cycles>11</meta:editing-cycles>
    <meta:generator>LibreOffice/6.4.7.2$Linux_X86_64 LibreOffice_project/40$Build-2</meta:generator>
    <meta:document-statistic meta:table-count="0" meta:image-count="0" meta:object-count="0" meta:page-count="3" meta:paragraph-count="21" meta:word-count="902" meta:character-count="7457" meta:non-whitespace-character-count="6564"/>
  </office:meta>
</office:document-meta>
</file>